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numpy as np</text:p>
      <text:p text:style-name="Standard">from scipy.linalg import eigh</text:p>
      <text:p text:style-name="Standard">import matplotlib.pyplot as plt</text:p>
      <text:p text:style-name="Standard">from scipy.integrate import simps</text:p>
      <text:p text:style-name="Standard">import pandas as pd</text:p>
      <text:p text:style-name="Standard"/>
      <text:p text:style-name="Standard">h_cut=1.0545*10e-34</text:p>
      <text:p text:style-name="Standard">m=3.32*10**(-27)</text:p>
      <text:p text:style-name="Standard"/>
      <text:p text:style-name="Standard"/>
      <text:p text:style-name="Standard">def potential(r,l):</text:p>
      <text:p text:style-name="Standard"><text:s text:c="4"/>return (-2/(r) + (l*(l+1))/(r**2))</text:p>
      <text:p text:style-name="Standard"/>
      <text:p text:style-name="Standard">def v_effective(r,l):</text:p>
      <text:p text:style-name="Standard"><text:s text:c="4"/>return (-2/(r) + (l*(l+1))/(r**2) + (h_cut**2)/(2*m)*((l*(l+1))/(r**2)))</text:p>
      <text:p text:style-name="Standard"/>
      <text:p text:style-name="Standard"/>
      <text:p text:style-name="Standard">def matrix(ri ,rf, N , l):</text:p>
      <text:p text:style-name="Standard"><text:s text:c="4"/>h=(rf-ri)/(N + 1)</text:p>
      <text:p text:style-name="Standard"><text:s text:c="4"/>X=np.linspace(ri,rf ,N + 2)</text:p>
      <text:p text:style-name="Standard"><text:s text:c="4"/>x = X[1 : -1]</text:p>
      <text:p text:style-name="Standard"><text:s text:c="4"/>a=np.zeros((len(x),len(x)))</text:p>
      <text:p text:style-name="Standard"><text:s text:c="4"/>for i in range(len(x)):</text:p>
      <text:p text:style-name="Standard"><text:s text:c="8"/>for j in range(len(x)):</text:p>
      <text:p text:style-name="Standard"><text:s text:c="12"/>if i==j:</text:p>
      <text:p text:style-name="Standard"><text:s text:c="16"/>a[i][j]=(-2 )* (-1/h**2) + potential(x[i] , l)</text:p>
      <text:p text:style-name="Standard"><text:s text:c="12"/>if j==i+1:</text:p>
      <text:p text:style-name="Standard"><text:s text:c="16"/>a[i][j]=-1/(h**2)</text:p>
      <text:p text:style-name="Standard"><text:s text:c="12"/>if j==i-1:</text:p>
      <text:p text:style-name="Standard"><text:s text:c="16"/>a[i][j]=-1/(h**2)</text:p>
      <text:p text:style-name="Standard"><text:s text:c="4"/>return a ,x</text:p>
      <text:p text:style-name="Standard"/>
      <text:p text:style-name="Standard">eigen_function=[]</text:p>
      <text:p text:style-name="Standard"/>
      <text:p text:style-name="Standard">l=[1,2,3]</text:p>
      <text:p text:style-name="Standard">r=np.linspace(0.1,10,100)</text:p>
      <text:p text:style-name="Standard">for i in l:</text:p>
      <text:p text:style-name="Standard"><text:s text:c="4"/>plt.plot(r,potential(r,i) ,label='Potential' )</text:p>
      <text:p text:style-name="Standard"><text:s text:c="4"/>plt.plot(r,v_effective(r,i) , label='Effective Potential')</text:p>
      <text:p text:style-name="Standard">plt.grid()</text:p>
      <text:p text:style-name="Standard">plt.xlabel("r")</text:p>
      <text:p text:style-name="Standard">plt.ylabel("V(r)")</text:p>
      <text:p text:style-name="Standard">plt.legend()</text:p>
      <text:p text:style-name="Standard">plt.title("Potential Plot")</text:p>
      <text:p text:style-name="Standard">plt.show()</text:p>
      <text:p text:style-name="Standard"/>
      <text:p text:style-name="Standard"/>
      <text:p text:style-name="Standard">l=[0,1,2]</text:p>
      <text:p text:style-name="Standard">for j in l:</text:p>
      <text:p text:style-name="Standard"><text:s text:c="4"/>analytical=[]</text:p>
      <text:p text:style-name="Standard"><text:s text:c="4"/>eigen_value=[]</text:p>
      <text:p text:style-name="Standard"><text:s text:c="4"/>for i in range (10):</text:p>
      <text:p text:style-name="Standard"><text:soft-page-break/><text:s text:c="8"/>a,b=matrix(0,200,500,j)</text:p>
      <text:p text:style-name="Standard"><text:s text:c="8"/>u, v = eigh(a)</text:p>
      <text:p text:style-name="Standard"><text:s text:c="8"/>d=u[i]</text:p>
      <text:p text:style-name="Standard"><text:s text:c="8"/>eigen_value.append(d)</text:p>
      <text:p text:style-name="Standard"><text:s text:c="8"/>a=v[:,i]</text:p>
      <text:p text:style-name="Standard"><text:s text:c="8"/>c=simps(np.power(a,2),b)</text:p>
      <text:p text:style-name="Standard"><text:s text:c="8"/>u_n=(a)/np.sqrt((c))</text:p>
      <text:p text:style-name="Standard"><text:s text:c="8"/>eigen_function.append(u_n)</text:p>
      <text:p text:style-name="Standard"><text:s text:c="8"/>if j==1:</text:p>
      <text:p text:style-name="Standard"><text:s text:c="12"/>analytical.append(-1/((i+2)**2))</text:p>
      <text:p text:style-name="Standard"><text:s text:c="8"/>elif j==2:</text:p>
      <text:p text:style-name="Standard"><text:s text:c="12"/>analytical.append(-1/((i+3)**2))</text:p>
      <text:p text:style-name="Standard"><text:s text:c="8"/>else:</text:p>
      <text:p text:style-name="Standard"><text:s text:c="12"/>analytical.append(-1/((i+1)**2))</text:p>
      <text:p text:style-name="Standard"><text:s text:c="4"/>data={"Eigen Values " :eigen_value , "Analytical Values":analytical }</text:p>
      <text:p text:style-name="Standard"><text:s text:c="4"/>print("Eigen Values for l =" + str(j))</text:p>
      <text:p text:style-name="Standard"><text:s text:c="4"/>print(pd.DataFrame(data))</text:p>
      <text:p text:style-name="Standard"># print("Eigen Function" , <text:s/>eigen_function)</text:p>
      <text:p text:style-name="Standard">a,b=matrix(0,150,500,0)</text:p>
      <text:p text:style-name="Standard">u, v = eigh(a)</text:p>
      <text:p text:style-name="Standard">zero=[]</text:p>
      <text:p text:style-name="Standard">for i in range (4):</text:p>
      <text:p text:style-name="Standard"><text:s text:c="4"/>d=u[i]</text:p>
      <text:p text:style-name="Standard"><text:s text:c="4"/>eigen_value.append(d)</text:p>
      <text:p text:style-name="Standard"><text:s text:c="4"/>a=v[:,i]</text:p>
      <text:p text:style-name="Standard"><text:s text:c="4"/>c=simps(np.power(a,2),b)</text:p>
      <text:p text:style-name="Standard"><text:s text:c="4"/>u_n=(a)/np.sqrt((c))</text:p>
      <text:p text:style-name="Standard"><text:s text:c="4"/>zero.append(u_n[0])</text:p>
      <text:p text:style-name="Standard"><text:s text:c="4"/>eigen_function.append(u_n)</text:p>
      <text:p text:style-name="Standard"><text:s text:c="4"/>plt.plot(b, u_n,label='Radial Wavefunction for n = '+str(i))</text:p>
      <text:p text:style-name="Standard"><text:s text:c="4"/>plt.xlabel("\u03BE")</text:p>
      <text:p text:style-name="Standard"><text:s text:c="4"/>plt.legend()</text:p>
      <text:p text:style-name="Standard"><text:s text:c="4"/>plt.ylabel("u(\u03BE)")</text:p>
      <text:p text:style-name="Standard">plt.title("Radial Waveform")</text:p>
      <text:p text:style-name="Standard">plt.grid()</text:p>
      <text:p text:style-name="Standard">plt.show()</text:p>
      <text:p text:style-name="Standard"/>
      <text:p text:style-name="Standard"/>
      <text:p text:style-name="Standard">a=v[:,0]</text:p>
      <text:p text:style-name="Standard">c=simps(np.power(a,2),b)</text:p>
      <text:p text:style-name="Standard">u_n=(a)/np.sqrt((c))</text:p>
      <text:p text:style-name="Standard">zero.append(u_n[0])</text:p>
      <text:p text:style-name="Standard">eigen_function.append(u_n)</text:p>
      <text:p text:style-name="Standard">plt.plot(b, u_n**2,label='Radial Wavefunction for n = '+str(0))</text:p>
      <text:p text:style-name="Standard">plt.xlabel("\u03BE")</text:p>
      <text:p text:style-name="Standard">plt.legend()</text:p>
      <text:p text:style-name="Standard">plt.ylabel("u(\u03BE)")</text:p>
      <text:p text:style-name="Standard">plt.title("Probability Density for different l = 0")</text:p>
      <text:p text:style-name="Standard">plt.grid()</text:p>
      <text:p text:style-name="Standard">plt.show()</text:p>
      <text:p text:style-name="Standard"/>
      <text:p text:style-name="Standard"># plt.plot(b,zero)</text:p>
      <text:p text:style-name="Standard"><text:soft-page-break/># plt.show()</text:p>
      <text:p text:style-name="Standard"/>
      <text:p text:style-name="Standard"/>
      <text:p text:style-name="Standard">a,b=matrix(0,150,500,1)</text:p>
      <text:p text:style-name="Standard">u, v = eigh(a)</text:p>
      <text:p text:style-name="Standard">zero=[]</text:p>
      <text:p text:style-name="Standard">for i in range (2):</text:p>
      <text:p text:style-name="Standard"><text:s text:c="4"/>d=u[i]</text:p>
      <text:p text:style-name="Standard"><text:s text:c="4"/>eigen_value.append(d)</text:p>
      <text:p text:style-name="Standard"><text:s text:c="4"/>a=v[:,i]</text:p>
      <text:p text:style-name="Standard"><text:s text:c="4"/>c=simps(np.power(a,2),b)</text:p>
      <text:p text:style-name="Standard"><text:s text:c="4"/>u_n=(a)/np.sqrt((c))</text:p>
      <text:p text:style-name="Standard"><text:s text:c="4"/>zero.append(u_n[0])</text:p>
      <text:p text:style-name="Standard"><text:s text:c="4"/>eigen_function.append(u_n)</text:p>
      <text:p text:style-name="Standard"><text:s text:c="4"/>plt.plot(b, u_n**2,label='Radial Wavefunction for n = '+str(i))</text:p>
      <text:p text:style-name="Standard"><text:s text:c="4"/>plt.xlabel("\u03BE")</text:p>
      <text:p text:style-name="Standard"><text:s text:c="4"/>plt.legend()</text:p>
      <text:p text:style-name="Standard"><text:s text:c="4"/>plt.ylabel("u(\u03BE)")</text:p>
      <text:p text:style-name="Standard">plt.title("Probability Density for different l = 1")</text:p>
      <text:p text:style-name="Standard">plt.grid()</text:p>
      <text:p text:style-name="Standard">plt.show()</text:p>
      <text:p text:style-name="Standard"/>
      <text:p text:style-name="Standard"/>
      <text:p text:style-name="Standard"/>
      <text:p text:style-name="Standard">a,b=matrix(0,150,500,2)</text:p>
      <text:p text:style-name="Standard">u, v = eigh(a)</text:p>
      <text:p text:style-name="Standard">zero=[]</text:p>
      <text:p text:style-name="Standard">for i in range (3):</text:p>
      <text:p text:style-name="Standard"><text:s text:c="4"/>d=u[i]</text:p>
      <text:p text:style-name="Standard"><text:s text:c="4"/>eigen_value.append(d)</text:p>
      <text:p text:style-name="Standard"><text:s text:c="4"/>a=v[:,i]</text:p>
      <text:p text:style-name="Standard"><text:s text:c="4"/>c=simps(np.power(a,2),b)</text:p>
      <text:p text:style-name="Standard"><text:s text:c="4"/>u_n=(a)/np.sqrt((c))</text:p>
      <text:p text:style-name="Standard"><text:s text:c="4"/>zero.append(u_n[0])</text:p>
      <text:p text:style-name="Standard"><text:s text:c="4"/>eigen_function.append(u_n)</text:p>
      <text:p text:style-name="Standard"><text:s text:c="4"/>plt.plot(b, u_n**2,label='Radial Wavefunction for n = '+str(i))</text:p>
      <text:p text:style-name="Standard"><text:s text:c="4"/>plt.xlabel("\u03BE")</text:p>
      <text:p text:style-name="Standard"><text:s text:c="4"/>plt.legend()</text:p>
      <text:p text:style-name="Standard"><text:s text:c="4"/>plt.ylabel("u(\u03BE)")</text:p>
      <text:p text:style-name="Standard">plt.title("Probability Density for different l = 2")</text:p>
      <text:p text:style-name="Standard">plt.grid()</text:p>
      <text:p text:style-name="Standard">plt.show(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6T20:07:44.463980868</meta:creation-date>
    <dc:date>2022-11-16T20:08:16.212984394</dc:date>
    <meta:editing-duration>PT33S</meta:editing-duration>
    <meta:editing-cycles>1</meta:editing-cycles>
    <meta:document-statistic meta:table-count="0" meta:image-count="0" meta:object-count="0" meta:page-count="3" meta:paragraph-count="128" meta:word-count="288" meta:character-count="3180" meta:non-whitespace-character-count="2607"/>
    <meta:generator>LibreOffice/6.4.7.2$Linux_X86_64 LibreOffice_project/40$Build-2</meta:generator>
  </office:meta>
</office:document-meta>
</file>